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fa275" officeooo:paragraph-rsid="001fa275"/>
    </style:style>
    <style:style style:name="P2" style:family="paragraph" style:parent-style-name="Standard">
      <style:text-properties officeooo:rsid="001fa275" officeooo:paragraph-rsid="001fa275"/>
    </style:style>
    <style:style style:name="P3" style:family="paragraph" style:parent-style-name="Text_20_body">
      <style:text-properties officeooo:paragraph-rsid="001fa275"/>
    </style:style>
    <style:style style:name="T1" style:family="text">
      <style:text-properties officeooo:rsid="001fa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agile is orgasised</text:p>
      <text:p text:style-name="P2"/>
      <text:h text:style-name="P1" text:outline-level="2">sprint1,2,3 etc</text:h>
      <text:h text:style-name="Heading_20_2" text:outline-level="2"><text:tab/><text:span text:style-name="T1">Desighn of implimented feature<text:tab/></text:span></text:h>
      <text:p text:style-name="Text_20_body"><text:tab/><text:span text:style-name="T1">Why?</text:span></text:p>
      <text:p text:style-name="Text_20_body"><text:tab/><text:span text:style-name="T1">Any changes?</text:span></text:p>
      <text:p text:style-name="Text_20_body"/>
      <text:h text:style-name="P1" text:outline-level="2">Meeting with simon</text:h>
      <text:p text:style-name="P3"><text:tab/><text:span text:style-name="T1">Updated plan of ac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9:27:18.927000000</dc:date>
    <meta:editing-duration>PT30M36S</meta:editing-duration>
    <meta:editing-cycles>1</meta:editing-cycles>
    <meta:document-statistic meta:table-count="0" meta:image-count="0" meta:object-count="0" meta:page-count="1" meta:paragraph-count="7" meta:word-count="20" meta:character-count="128" meta:non-whitespace-character-count="110"/>
    <meta:generator>LibreOffice/7.2.4.1$Windows_X86_64 LibreOffice_project/27d75539669ac387bb498e35313b970b7fe9c4f9</meta:generator>
  </office:meta>
</office:document-meta>
</file>